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4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00pt" fo:text-indent="35.45p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 fo:margin-left="0.00pt" fo:text-indent="35.45pt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0.00pt" fo:text-indent="35.45pt"/>
    </style:style>
    <style:style style:name="P27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8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Обновление данных в формах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8</text:span></text:p>
      <text:p text:style-name="P12"><text:span text:style-name="T52">Обновление данных в формах</text:span></text:p>
      <text:p text:style-name="P13"><text:span text:style-name="T53"/></text:p>
      <text:p text:style-name="P14"><text:span text:style-name="T54">Цель работы:<text:s/></text:span><text:span text:style-name="T55">Научиться организовывать обмен данными между формой и базой данных.</text:span></text:p>
      <text:p text:style-name="P15"><text:span text:style-name="T56"/></text:p>
      <text:p text:style-name="P15"><text:span text:style-name="T57">Порядок<text:s text:c="2"/>выполнения<text:s text:c="2"/>работы</text:span></text:p>
      <text:list text:style-name="L16">
        <text:list-item>
          <text:p text:style-name="P16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7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8"><text:span text:style-name="T63">Напишите отчет в соответствии с нижеприведенными требованиями.</text:span></text:p>
        </text:list-item>
        <text:list-item>
          <text:p text:style-name="P18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19"><text:span text:style-name="T66"/></text:p>
      <text:p text:style-name="P19"><text:span text:style-name="T67">Задание на лабораторную работу:</text:span></text:p>
      <text:p text:style-name="P20"><text:span text:style-name="T68">В соответствии с индивидуальным заданием создать:</text:span></text:p>
      <text:p text:style-name="P20"><text:span text:style-name="T69">1.<text:s/></text:span><text:span text:style-name="T70">Кнопки для сохранения данных в базе данных в каждой форме для отображения таблиц-справочников (таблиц с первичными ключами).</text:span></text:p>
      <text:p text:style-name="P21"><text:span text:style-name="T71"><text:tab/></text:span><text:span text:style-name="T72">2.<text:s/></text:span><text:span text:style-name="T73">В<text:s text:c="2"/>главной форме предусмотреть открытие<text:s text:c="2"/>таблиц-справочников и обновление соответствующих списков главной форме при закрытии форм таблиц-справочников.</text:span></text:p>
      <text:p text:style-name="P22"><text:span text:style-name="T74">Контрольные вопросы:</text:span></text:p>
      <text:p text:style-name="P23"><text:span text:style-name="T75">1.<text:s/></text:span><text:span text:style-name="T76">Как сохранить данные при закрытии фромы? - Подписаться на событие закрытие формы</text:span></text:p>
      <text:p text:style-name="P23"><text:span text:style-name="T77">2.<text:s/></text:span><text:span text:style-name="T78">Как обновить данные в главной<text:s text:c="2"/>из формы таблицы-справочника? - UpdateAll();</text:span></text:p>
      <text:p text:style-name="P23"><text:span text:style-name="T79">3.</text:span><text:span text:style-name="T80">Как открыть новую форму?</text:span></text:p>
      <text:p text:style-name="P23"><text:span text:style-name="T81">4.<text:s/></text:span><text:span text:style-name="T82">Как отобразить полную информацию записи при выборе одного из полей в списке?</text:span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3"/></text:p>
      <text:p text:style-name="P24"><text:span text:style-name="T84">Графический пользовательский интерфейс:</text:span></text:p>
      <text:p text:style-name="P24"><draw:frame text:anchor-type="as-char" svg:width="141.82mm" svg:height="68.53mm" style:rel-width="scale" style:rel-height="scale"><draw:object-ole xlink:href="OleObj1"/><draw:image xlink:href="ObjectReplacements/OleObj1"/></draw:frame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draw:frame text:anchor-type="as-char" svg:width="141.82mm" svg:height="85.99mm" style:rel-width="scale" style:rel-height="scale"><draw:object-ole xlink:href="OleObj2"/><draw:image xlink:href="ObjectReplacements/OleObj2"/></draw:frame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5"/></text:p>
      <text:p text:style-name="P25"><text:span text:style-name="T86">Листинг:</text:span></text:p>
      <text:p text:style-name="P25"><text:span text:style-name="T87"><text:tab/>using</text:span><text:span text:style-name="T88"><text:s/>System;</text:span></text:p>
      <text:p text:style-name="P26"><text:span text:style-name="T89">using</text:span><text:span text:style-name="T90"><text:s/>System.Windows.Forms;</text:span></text:p>
      <text:p text:style-name="P26"><text:span text:style-name="T91">using</text:span><text:span text:style-name="T92"><text:s/>System.Reflection;</text:span></text:p>
      <text:p text:style-name="P26"><text:span text:style-name="T93">using</text:span><text:span text:style-name="T94"><text:s/>System.Data;</text:span></text:p>
      <text:p text:style-name="P26"><text:span text:style-name="T95"/></text:p>
      <text:p text:style-name="P26"><text:span text:style-name="T96">namespace</text:span><text:span text:style-name="T97"><text:s/>Lab_7</text:span></text:p>
      <text:p text:style-name="P26"><text:span text:style-name="T97">{</text:span></text:p>
      <text:p text:style-name="P26"><text:span text:style-name="T97"><text:s text:c="4"/></text:span><text:span text:style-name="T98">public</text:span><text:span text:style-name="T99"><text:s/></text:span><text:span text:style-name="T100">partial</text:span><text:span text:style-name="T101"><text:s/></text:span><text:span text:style-name="T102">class</text:span><text:span text:style-name="T103"><text:s/></text:span><text:span text:style-name="T104">Products</text:span><text:span text:style-name="T105"><text:s/>: Form</text:span></text:p>
      <text:p text:style-name="P26"><text:span text:style-name="T105"><text:s text:c="4"/>{</text:span></text:p>
      <text:p text:style-name="P26"><text:span text:style-name="T105"><text:s text:c="8"/></text:span><text:span text:style-name="T106">public</text:span><text:span text:style-name="T107"><text:s/></text:span><text:span text:style-name="T108">Products</text:span><text:span text:style-name="T109">()</text:span></text:p>
      <text:p text:style-name="P26"><text:span text:style-name="T109"><text:s text:c="8"/>{</text:span></text:p>
      <text:p text:style-name="P26"><text:span text:style-name="T109"><text:s text:c="12"/>InitializeComponent();</text:span></text:p>
      <text:p text:style-name="P26"><text:span text:style-name="T109"><text:s text:c="8"/>}</text:span></text:p>
      <text:p text:style-name="P26"><text:span text:style-name="T110"/></text:p>
      <text:p text:style-name="P26"><text:span text:style-name="T111"><text:s text:c="8"/></text:span><text:span text:style-name="T112">private</text:span><text:span text:style-name="T113"><text:s/></text:span><text:span text:style-name="T114">void</text:span><text:span text:style-name="T115"><text:s/>productsBindingNavigatorSaveItem_Click(</text:span><text:span text:style-name="T116">object</text:span><text:span text:style-name="T117"><text:s/>sender, EventArgs e)</text:span></text:p>
      <text:p text:style-name="P26"><text:span text:style-name="T117"><text:s text:c="8"/>{</text:span></text:p>
      <text:p text:style-name="P26"><text:span text:style-name="T117"><text:s text:c="12"/></text:span><text:span text:style-name="T118">this</text:span><text:span text:style-name="T119">.Validate();</text:span></text:p>
      <text:p text:style-name="P26"><text:span text:style-name="T119"><text:s text:c="12"/></text:span><text:span text:style-name="T120">this</text:span><text:span text:style-name="T121">.productsBindingSource.EndEdit();</text:span></text:p>
      <text:p text:style-name="P26"><text:span text:style-name="T121"><text:s text:c="12"/></text:span><text:span text:style-name="T122">this</text:span><text:span text:style-name="T123">.tableAdapterManager.UpdateAll(</text:span><text:span text:style-name="T124">this</text:span><text:span text:style-name="T125">.sem2DataSet);</text:span></text:p>
      <text:p text:style-name="P26"><text:span text:style-name="T126"/></text:p>
      <text:p text:style-name="P26"><text:span text:style-name="T127"><text:s text:c="8"/>}</text:span></text:p>
      <text:p text:style-name="P26"><text:span text:style-name="T128"/></text:p>
      <text:p text:style-name="P26"><text:span text:style-name="T129"><text:s text:c="8"/></text:span><text:span text:style-name="T130">private</text:span><text:span text:style-name="T131"><text:s/></text:span><text:span text:style-name="T132">void</text:span><text:span text:style-name="T133"><text:s/>Products_Load(</text:span><text:span text:style-name="T134">object</text:span><text:span text:style-name="T135"><text:s/>sender, EventArgs e)</text:span></text:p>
      <text:p text:style-name="P26"><text:span text:style-name="T135"><text:s text:c="8"/>{</text:span></text:p>
      <text:p text:style-name="P26"><text:span text:style-name="T135"><text:s text:c="12"/></text:span><text:span text:style-name="T136">// TODO:<text:s/></text:span><text:span text:style-name="T137">данная строка кода позволяет загрузить данные в таблицу "sem2DataSet.Products". При необходимости она может быть перемещена или удалена.</text:span></text:p>
      <text:p text:style-name="P26"><text:span text:style-name="T138"><text:s text:c="12"/></text:span><text:span text:style-name="T139">this</text:span><text:span text:style-name="T140">.productsTableAdapter.Fill(</text:span><text:span text:style-name="T141">this</text:span><text:span text:style-name="T142">.sem2DataSet.Products);</text:span></text:p>
      <text:p text:style-name="P26"><text:span text:style-name="T143"/></text:p>
      <text:p text:style-name="P26"><text:span text:style-name="T144"><text:s text:c="12"/>productsBindingSource.MoveFirst();</text:span></text:p>
      <text:p text:style-name="P26"><text:span text:style-name="T144"><text:s text:c="12"/>DisplayInfo(productsBindingSource.Current);</text:span></text:p>
      <text:p text:style-name="P26"><text:span text:style-name="T144"><text:s text:c="8"/>}</text:span></text:p>
      <text:p text:style-name="P26"><text:span text:style-name="T145"/></text:p>
      <text:p text:style-name="P26"><text:span text:style-name="T146"><text:s text:c="8"/></text:span><text:span text:style-name="T147">private</text:span><text:span text:style-name="T148"><text:s/></text:span><text:span text:style-name="T149">void</text:span><text:span text:style-name="T150"><text:s/>DisplayInfo(</text:span><text:span text:style-name="T151">object</text:span><text:span text:style-name="T152"><text:s/>obj)</text:span></text:p>
      <text:p text:style-name="P26"><text:span text:style-name="T152"><text:s text:c="8"/>{</text:span></text:p>
      <text:p text:style-name="P26"><text:span text:style-name="T152"><text:s text:c="12"/></text:span><text:span text:style-name="T153">var</text:span><text:span text:style-name="T154"><text:s/>product = obj<text:s/></text:span><text:span text:style-name="T155">as</text:span><text:span text:style-name="T156"><text:s/>DataRowView;</text:span></text:p>
      <text:p text:style-name="P26"><text:span text:style-name="T156"><text:s text:c="12"/>productName.Text = product[1].ToString();</text:span></text:p>
      <text:p text:style-name="P26"><text:span text:style-name="T156"><text:s text:c="12"/>productDesctiption.Text = product[2].ToString();</text:span></text:p>
      <text:p text:style-name="P26"><text:span text:style-name="T156"><text:s text:c="12"/>productPrice.Text = product[3].ToString();</text:span></text:p>
      <text:p text:style-name="P26"><text:span text:style-name="T156"><text:s text:c="12"/>productCategory.Text = product[4].ToString();</text:span></text:p>
      <text:p text:style-name="P26"><text:span text:style-name="T156"><text:s text:c="8"/>}</text:span></text:p>
      <text:p text:style-name="P26"><text:span text:style-name="T157"/></text:p>
      <text:p text:style-name="P26"><text:span text:style-name="T158"><text:s text:c="8"/></text:span><text:span text:style-name="T159">private</text:span><text:span text:style-name="T160"><text:s/></text:span><text:span text:style-name="T161">void</text:span><text:span text:style-name="T162"><text:s/>btFirst_Click(</text:span><text:span text:style-name="T163">object</text:span><text:span text:style-name="T164"><text:s/>sender, EventArgs e)</text:span></text:p>
      <text:p text:style-name="P26"><text:span text:style-name="T164"><text:s text:c="8"/>{</text:span></text:p>
      <text:p text:style-name="P26"><text:span text:style-name="T164"><text:s text:c="12"/>productsBindingSource.MoveFirst();</text:span></text:p>
      <text:p text:style-name="P26"><text:span text:style-name="T164"><text:s text:c="12"/>DisplayInfo(productsBindingSource.Current);</text:span></text:p>
      <text:p text:style-name="P26"><text:span text:style-name="T164"><text:s text:c="8"/>}</text:span></text:p>
      <text:p text:style-name="P26"><text:span text:style-name="T165"/></text:p>
      <text:p text:style-name="P26"><text:span text:style-name="T166"><text:s text:c="8"/></text:span><text:span text:style-name="T167">private</text:span><text:span text:style-name="T168"><text:s/></text:span><text:span text:style-name="T169">void</text:span><text:span text:style-name="T170"><text:s/>btLast_Click(</text:span><text:span text:style-name="T171">object</text:span><text:span text:style-name="T172"><text:s/>sender, EventArgs e)</text:span></text:p>
      <text:p text:style-name="P26"><text:span text:style-name="T172"><text:s text:c="8"/>{</text:span></text:p>
      <text:p text:style-name="P26"><text:span text:style-name="T172"><text:s text:c="12"/>productsBindingSource.MoveLast();</text:span></text:p>
      <text:p text:style-name="P26"><text:span text:style-name="T172"><text:s text:c="12"/>DisplayInfo(productsBindingSource.Current);</text:span></text:p>
      <text:p text:style-name="P26"><text:span text:style-name="T172"><text:s text:c="8"/>}</text:span></text:p>
      <text:p text:style-name="P26"><text:span text:style-name="T173"/></text:p>
      <text:p text:style-name="P26"><text:span text:style-name="T174"><text:s text:c="8"/></text:span><text:span text:style-name="T175">private</text:span><text:span text:style-name="T176"><text:s/></text:span><text:span text:style-name="T177">void</text:span><text:span text:style-name="T178"><text:s/>btLeft_Click(</text:span><text:span text:style-name="T179">object</text:span><text:span text:style-name="T180"><text:s/>sender, EventArgs e)</text:span></text:p>
      <text:p text:style-name="P26"><text:span text:style-name="T180"><text:s text:c="8"/>{</text:span></text:p>
      <text:p text:style-name="P26"><text:span text:style-name="T180"><text:s text:c="12"/>productsBindingSource.MovePrevious();</text:span></text:p>
      <text:p text:style-name="P26"><text:span text:style-name="T180"><text:s text:c="12"/>DisplayInfo(productsBindingSource.Current);</text:span></text:p>
      <text:p text:style-name="P26"><text:span text:style-name="T180"><text:s text:c="8"/>}</text:span></text:p>
      <text:p text:style-name="P26"><text:span text:style-name="T181"/></text:p>
      <text:p text:style-name="P26"><text:span text:style-name="T182"><text:s text:c="8"/></text:span><text:span text:style-name="T183">private</text:span><text:span text:style-name="T184"><text:s/></text:span><text:span text:style-name="T185">void</text:span><text:span text:style-name="T186"><text:s/>btRight_Click(</text:span><text:span text:style-name="T187">object</text:span><text:span text:style-name="T188"><text:s/>sender, EventArgs e)</text:span></text:p>
      <text:p text:style-name="P26"><text:span text:style-name="T188"><text:s text:c="8"/>{</text:span></text:p>
      <text:p text:style-name="P26"><text:span text:style-name="T188"><text:s text:c="12"/>productsBindingSource.MoveNext();</text:span></text:p>
      <text:p text:style-name="P26"><text:span text:style-name="T188"><text:s text:c="12"/>DisplayInfo(productsBindingSource.Current);</text:span></text:p>
      <text:p text:style-name="P26"><text:span text:style-name="T188"><text:s text:c="8"/>}</text:span></text:p>
      <text:p text:style-name="P26"><text:span text:style-name="T189"/></text:p>
      <text:p text:style-name="P26"><text:span text:style-name="T190"><text:s text:c="8"/></text:span><text:span text:style-name="T191">private</text:span><text:span text:style-name="T192"><text:s/></text:span><text:span text:style-name="T193">void</text:span><text:span text:style-name="T194"><text:s/>btAdd_Click(</text:span><text:span text:style-name="T195">object</text:span><text:span text:style-name="T196"><text:s/>sender, EventArgs e)</text:span></text:p>
      <text:p text:style-name="P26"><text:span text:style-name="T196"><text:s text:c="8"/>{</text:span></text:p>
      <text:p text:style-name="P26"><text:span text:style-name="T196"><text:s text:c="12"/>DisplayInfo(productsBindingSource.AddNew());</text:span></text:p>
      <text:p text:style-name="P26"><text:span text:style-name="T196"><text:s text:c="12"/>productsBindingSource.MoveLast();</text:span></text:p>
      <text:p text:style-name="P26"><text:span text:style-name="T196"><text:s text:c="8"/>}</text:span></text:p>
      <text:p text:style-name="P26"><text:span text:style-name="T197"/></text:p>
      <text:p text:style-name="P26"><text:span text:style-name="T198"><text:s text:c="8"/></text:span><text:span text:style-name="T199">private</text:span><text:span text:style-name="T200"><text:s/></text:span><text:span text:style-name="T201">void</text:span><text:span text:style-name="T202"><text:s/>btSave_Click(</text:span><text:span text:style-name="T203">object</text:span><text:span text:style-name="T204"><text:s/>sender, EventArgs e)</text:span></text:p>
      <text:p text:style-name="P26"><text:span text:style-name="T204"><text:s text:c="8"/>{</text:span></text:p>
      <text:p text:style-name="P26"><text:span text:style-name="T204"><text:s text:c="12"/>productsBindingSource.EndEdit();</text:span></text:p>
      <text:p text:style-name="P26"><text:span text:style-name="T204"><text:s text:c="12"/>tableAdapterManager.UpdateAll(sem2DataSet);</text:span></text:p>
      <text:p text:style-name="P26"><text:span text:style-name="T204"><text:s text:c="8"/>}</text:span></text:p>
      <text:p text:style-name="P26"><text:span text:style-name="T205"/></text:p>
      <text:p text:style-name="P26"><text:span text:style-name="T206"><text:s text:c="8"/></text:span><text:span text:style-name="T207">private</text:span><text:span text:style-name="T208"><text:s/></text:span><text:span text:style-name="T209">void</text:span><text:span text:style-name="T210"><text:s/>btRemove_Click(</text:span><text:span text:style-name="T211">object</text:span><text:span text:style-name="T212"><text:s/>sender, EventArgs e)</text:span></text:p>
      <text:p text:style-name="P26"><text:span text:style-name="T212"><text:s text:c="8"/>{</text:span></text:p>
      <text:p text:style-name="P26"><text:span text:style-name="T212"><text:s text:c="12"/>productsBindingSource.RemoveCurrent();</text:span></text:p>
      <text:p text:style-name="P26"><text:span text:style-name="T212"><text:s text:c="12"/>DisplayInfo(productsBindingSource.Current);</text:span></text:p>
      <text:p text:style-name="P26"><text:span text:style-name="T212"><text:s text:c="8"/>}</text:span></text:p>
      <text:p text:style-name="P26"><text:span text:style-name="T212"><text:s text:c="4"/>}</text:span></text:p>
      <text:p text:style-name="P26"><text:span text:style-name="T212">}</text:span></text:p>
      <text:p text:style-name="P27"><text:span text:style-name="T213"/></text:p>
      <text:p text:style-name="P27"><text:span text:style-name="T214">Вывод:<text:s/></text:span><text:span text:style-name="T215">в результате выполнения лабораторной работы были получены навыки в организации обмена данными между формой и базой данных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